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155cm" draw:marker-end-width="0.2cm" draw:fill="none" draw:fill-color="#ffffff" draw:textarea-horizontal-align="left" draw:auto-grow-height="true" draw:auto-grow-width="true" fo:min-height="0.713cm" fo:min-width="8.194cm"/>
    </style:style>
    <style:style style:name="gr2" style:family="graphic" style:parent-style-name="standard">
      <style:graphic-properties svg:stroke-width="0.05cm" draw:marker-start-width="0.155cm" draw:marker-end-width="0.2cm" draw:fill-color="#ffffff" draw:textarea-horizontal-align="justify" draw:textarea-vertical-align="middle" draw:auto-grow-height="false" fo:min-height="1.25cm" fo:min-width="3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08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155cm" draw:marker-end-width="0.2cm" draw:fill="none" draw:fill-color="#ffffff" draw:textarea-horizontal-align="left" draw:auto-grow-height="true" draw:auto-grow-width="false" fo:min-height="0.475cm" fo:min-width="0cm"/>
    </style:style>
    <style:style style:name="gr5" style:family="graphic" style:parent-style-name="standard">
      <style:graphic-properties svg:stroke-width="0.05cm" draw:marker-start-width="0.155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155cm" draw:marker-end-width="0.2cm" draw:fill-color="#ffffff" draw:textarea-horizontal-align="justify" draw:textarea-vertical-align="middle" draw:auto-grow-height="false" fo:min-height="1.25cm" fo:min-width="1.2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155cm" draw:marker-end-width="0.2cm" draw:fill-color="#ffffff" draw:textarea-horizontal-align="justify" draw:textarea-vertical-align="middle" draw:auto-grow-height="false" fo:min-height="1.2cm" fo:min-width="4.5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155cm" draw:marker-end="Arrow" draw:marker-end-width="0.2cm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marker-start-width="0.155cm" draw:marker-end-width="0.2cm" draw:fill="none" draw:fill-color="#ffffff" draw:textarea-horizontal-align="left" draw:auto-grow-height="true" draw:auto-grow-width="true" fo:min-height="0.475cm" fo:min-width="0.476cm"/>
    </style:style>
    <style:style style:name="gr10" style:family="graphic" style:parent-style-name="standard">
      <style:graphic-properties svg:stroke-width="0.05cm" draw:marker-start-width="0.155cm" draw:marker-end-width="0.2cm" draw:fill-color="#ffffff" draw:textarea-horizontal-align="justify" draw:textarea-vertical-align="middle" draw:auto-grow-height="false" fo:min-height="2.7cm" fo:min-width="7.6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155cm" draw:marker-end-width="0.2cm" draw:fill="none" draw:fill-color="#ffffff" draw:textarea-horizontal-align="left" draw:auto-grow-height="true" draw:auto-grow-width="true" fo:min-height="0.475cm" fo:min-width="0.658cm"/>
    </style:style>
    <style:style style:name="P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loext:graphic-properties draw:fill-color="#ffffff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94cm" svg:height="0.963cm" svg:x="6.153cm" svg:y="1.984cm">
          <draw:text-box>
            <text:p><text:span text:style-name="T1">Simplified Control Flow Chart</text:span></text:p>
          </draw:text-box>
        </draw:frame>
        <draw:custom-shape draw:style-name="gr2" draw:text-style-name="P3" xml:id="id1" draw:id="id1" draw:layer="layout" svg:width="3.5cm" svg:height="1.5cm" svg:x="7.1cm" svg:y="3.5cm">
          <text:p text:style-name="P2"><text:span text:style-name="T2">main()</text:span></text:p>
          <text:p text:style-name="P2"><text:span text:style-name="T2">- system setu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5cm" svg:height="1.5cm" svg:x="7.1cm" svg:y="5.5cm">
          <text:p text:style-name="P2"><text:span text:style-name="T2">main()</text:span></text:p>
          <text:p text:style-name="P2"><text:span text:style-name="T2">- endless loop</text:span></text:p>
          <text:p text:style-name="P2"><text:span text:style-name="T2">- computer colou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85cm" svg:y1="5cm" svg:x2="8.85cm" svg:y2="5.5cm" draw:start-shape="id1" draw:start-glue-point="2" draw:end-shape="id2" draw:end-glue-point="0" svg:d="M8850 5000v500" svg:viewBox="0 0 1 501">
          <text:p/>
        </draw:connector>
        <draw:custom-shape draw:style-name="gr2" draw:text-style-name="P3" xml:id="id3" draw:id="id3" draw:layer="layout" svg:width="3.5cm" svg:height="1.5cm" svg:x="7.1cm" svg:y="7.5cm">
          <text:p text:style-name="P2"><text:span text:style-name="T2">Play_Handling()</text:span></text:p>
          <text:p text:style-name="P2"><text:span text:style-name="T2">- move handlin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85cm" svg:y1="7cm" svg:x2="8.85cm" svg:y2="7.5cm" svg:d="M8850 7000v500" svg:viewBox="0 0 1 501">
          <text:p/>
        </draw:connector>
        <draw:connector draw:style-name="gr3" draw:text-style-name="P4" draw:layer="layout" draw:line-skew="-3.499cm" svg:x1="7.1cm" svg:y1="8.25cm" svg:x2="7.1cm" svg:y2="6.25cm" draw:start-shape="id3" draw:start-glue-point="3" draw:end-shape="id2" draw:end-glue-point="3" svg:d="M7100 8250h-4024v-2000h4024" svg:viewBox="0 0 4025 2001">
          <text:p/>
        </draw:connector>
        <draw:frame draw:style-name="gr4" draw:text-style-name="P5" draw:layer="layout" svg:width="2.577cm" svg:height="0.725cm" svg:x="2.827cm" svg:y="7.604cm">
          <draw:text-box>
            <text:p><text:span text:style-name="T2"><text:s/></text:span><text:span text:style-name="T2">new game</text:span></text:p>
          </draw:text-box>
        </draw:frame>
        <draw:custom-shape draw:style-name="gr2" draw:text-style-name="P3" draw:layer="layout" svg:width="3.5cm" svg:height="1.5cm" svg:x="7.1cm" svg:y="9.5cm">
          <text:p text:style-name="P2"><text:span text:style-name="T2">Play_Handling()</text:span></text:p>
          <text:p text:style-name="P2"><text:span text:style-name="T2">- white move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8.85cm" svg:y1="9cm" svg:x2="8.85cm" svg:y2="9.5cm" svg:d="M8850 9000v500" svg:viewBox="0 0 1 501">
          <text:p/>
        </draw:connector>
        <draw:custom-shape draw:style-name="gr6" draw:text-style-name="P6" xml:id="id4" draw:id="id4" draw:layer="layout" svg:width="3.5cm" svg:height="3cm" svg:x="7.1cm" svg:y="11.5cm">
          <text:p text:style-name="P4"><text:span text:style-name="T2">comp has</text:span></text:p>
          <text:p text:style-name="P4"><text:span text:style-name="T2">whi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4" draw:layer="layout" svg:x1="8.85cm" svg:y1="11cm" svg:x2="8.85cm" svg:y2="11.5cm" svg:d="M8850 11000v500" svg:viewBox="0 0 1 501">
          <text:p/>
        </draw:connector>
        <draw:custom-shape draw:style-name="gr7" draw:text-style-name="P3" xml:id="id5" draw:id="id5" draw:layer="layout" svg:width="5.1cm" svg:height="1.5cm" svg:x="2.2cm" svg:y="13.9cm">
          <text:p text:style-name="P2"><text:span text:style-name="T2">Play_Get_Player_Move()</text:span></text:p>
          <text:p text:style-name="P2"><text:span text:style-name="T2">- move input</text:span></text:p>
          <text:p text:style-name="P2"><text:span text:style-name="T2">- menu acces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1cm" svg:y1="13cm" svg:x2="4.75cm" svg:y2="13.9cm" draw:start-shape="id4" draw:start-glue-point="5" draw:end-shape="id5" draw:end-glue-point="0" svg:d="M7100 13000h-2350v900" svg:viewBox="0 0 2351 901">
          <text:p/>
        </draw:connector>
        <draw:frame draw:style-name="gr9" draw:text-style-name="P5" draw:layer="layout" svg:width="0.976cm" svg:height="0.725cm" svg:x="6.359cm" svg:y="12.335cm">
          <draw:text-box>
            <text:p><text:span text:style-name="T2">no</text:span></text:p>
          </draw:text-box>
        </draw:frame>
        <draw:custom-shape draw:style-name="gr10" draw:text-style-name="P3" xml:id="id6" draw:id="id6" draw:layer="layout" svg:width="8.2cm" svg:height="3cm" svg:x="10.4cm" svg:y="13.9cm">
          <text:p text:style-name="P2"><text:span text:style-name="T2">Search_Get_Best_Move()</text:span></text:p>
          <text:p text:style-name="P2"><text:span text:style-name="T2">- make move list</text:span></text:p>
          <text:p text:style-name="P2"><text:span text:style-name="T2">- check opening book</text:span></text:p>
          <text:p text:style-name="P2"><text:span text:style-name="T2">- move sorting: Search_Negalight()</text:span></text:p>
          <text:p text:style-name="P2"><text:span text:style-name="T2">- iterative deepening: Search_Negascout()</text:span></text:p>
          <text:p text:style-name="P2"><text:span text:style-name="T2">- move calculated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6cm" svg:y1="13cm" svg:x2="14.5cm" svg:y2="13.9cm" draw:start-shape="id4" draw:start-glue-point="7" draw:end-shape="id6" draw:end-glue-point="0" svg:d="M10600 13000h3900v900" svg:viewBox="0 0 3901 901">
          <text:p/>
        </draw:connector>
        <draw:custom-shape draw:style-name="gr2" draw:text-style-name="P3" xml:id="id7" draw:id="id7" draw:layer="layout" svg:width="3.5cm" svg:height="1.5cm" svg:x="7.1cm" svg:y="17.3cm">
          <text:p text:style-name="P2"><text:span text:style-name="T2">Play_Handling()</text:span></text:p>
          <text:p text:style-name="P2"><text:span text:style-name="T2">- black move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4.75cm" svg:y1="15.4cm" svg:x2="7.1cm" svg:y2="18.05cm" draw:start-shape="id5" draw:start-glue-point="2" draw:end-shape="id7" draw:end-glue-point="3" svg:d="M4750 15400v2650h2350" svg:viewBox="0 0 2351 2651">
          <text:p/>
        </draw:connector>
        <draw:connector draw:style-name="gr8" draw:text-style-name="P6" draw:layer="layout" svg:x1="14.5cm" svg:y1="16.9cm" svg:x2="10.6cm" svg:y2="18.05cm" draw:start-shape="id6" draw:start-glue-point="2" draw:end-shape="id7" draw:end-glue-point="1" svg:d="M14500 16900v1150h-3900" svg:viewBox="0 0 3901 1151">
          <text:p/>
        </draw:connector>
        <draw:frame draw:style-name="gr11" draw:text-style-name="P5" draw:layer="layout" svg:width="1.158cm" svg:height="0.725cm" svg:x="10.459cm" svg:y="12.336cm">
          <draw:text-box>
            <text:p><text:span text:style-name="T2">yes</text:span></text:p>
          </draw:text-box>
        </draw:frame>
        <draw:custom-shape draw:style-name="gr6" draw:text-style-name="P6" xml:id="id8" draw:id="id8" draw:layer="layout" svg:width="3.5cm" svg:height="3cm" svg:x="7.1cm" svg:y="19.3cm">
          <text:p text:style-name="P4"><text:span text:style-name="T2">comp has</text:span></text:p>
          <text:p text:style-name="P4"><text:span text:style-name="T2">bl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9" draw:id="id9" draw:layer="layout" svg:width="5.1cm" svg:height="1.5cm" svg:x="2.2cm" svg:y="21.7cm">
          <text:p text:style-name="P2"><text:span text:style-name="T2">Play_Get_Player_Move()</text:span></text:p>
          <text:p text:style-name="P2"><text:span text:style-name="T2">- move input</text:span></text:p>
          <text:p text:style-name="P2"><text:span text:style-name="T2">- menu access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7.1cm" svg:y1="20.8cm" svg:x2="4.75cm" svg:y2="21.7cm" draw:start-shape="id8" draw:start-glue-point="5" draw:end-shape="id9" draw:end-glue-point="0" svg:d="M7100 20800h-2350v900" svg:viewBox="0 0 2351 901">
          <text:p/>
        </draw:connector>
        <draw:frame draw:style-name="gr9" draw:text-style-name="P5" draw:layer="layout" svg:width="0.976cm" svg:height="0.725cm" svg:x="6.359cm" svg:y="20.135cm">
          <draw:text-box>
            <text:p><text:span text:style-name="T2">no</text:span></text:p>
          </draw:text-box>
        </draw:frame>
        <draw:custom-shape draw:style-name="gr10" draw:text-style-name="P3" xml:id="id10" draw:id="id10" draw:layer="layout" svg:width="8.2cm" svg:height="3cm" svg:x="10.4cm" svg:y="21.7cm">
          <text:p text:style-name="P2"><text:span text:style-name="T2">Search_Get_Best_Move()</text:span></text:p>
          <text:p text:style-name="P2"><text:span text:style-name="T2">- make move list</text:span></text:p>
          <text:p text:style-name="P2"><text:span text:style-name="T2">- check opening book</text:span></text:p>
          <text:p text:style-name="P2"><text:span text:style-name="T2">- move sorting: Search_Negalight()</text:span></text:p>
          <text:p text:style-name="P2"><text:span text:style-name="T2">- iterative deepening: Search_Negascout()</text:span></text:p>
          <text:p text:style-name="P2"><text:span text:style-name="T2">- move calculated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0.6cm" svg:y1="20.8cm" svg:x2="14.5cm" svg:y2="21.7cm" draw:start-shape="id8" draw:start-glue-point="7" draw:end-shape="id10" draw:end-glue-point="0" svg:d="M10600 20800h3900v900" svg:viewBox="0 0 3901 901">
          <text:p/>
        </draw:connector>
        <draw:frame draw:style-name="gr11" draw:text-style-name="P5" draw:layer="layout" svg:width="1.158cm" svg:height="0.725cm" svg:x="10.459cm" svg:y="20.136cm">
          <draw:text-box>
            <text:p><text:span text:style-name="T2">yes</text:span></text:p>
          </draw:text-box>
        </draw:frame>
        <draw:connector draw:style-name="gr5" draw:text-style-name="P4" draw:layer="layout" svg:x1="8.85cm" svg:y1="18.8cm" svg:x2="8.85cm" svg:y2="19.3cm" svg:d="M8850 18800v500" svg:viewBox="0 0 1 501">
          <text:p/>
        </draw:connector>
        <draw:custom-shape draw:style-name="gr2" draw:text-style-name="P3" xml:id="id11" draw:id="id11" draw:layer="layout" svg:width="3.5cm" svg:height="1.5cm" svg:x="7.1cm" svg:y="25.3cm">
          <text:p text:style-name="P2"><text:span text:style-name="T2">Play_Handling()</text:span></text:p>
          <text:p text:style-name="P2"><text:span text:style-name="T2">- next move</text:span>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4.75cm" svg:y1="23.2cm" svg:x2="7.1cm" svg:y2="26.05cm" draw:start-shape="id9" draw:start-glue-point="2" draw:end-shape="id11" draw:end-glue-point="3" svg:d="M4750 23200v2850h2350" svg:viewBox="0 0 2351 2851">
          <text:p/>
        </draw:connector>
        <draw:connector draw:style-name="gr8" draw:text-style-name="P6" draw:layer="layout" svg:x1="14.5cm" svg:y1="24.7cm" svg:x2="10.6cm" svg:y2="26.05cm" draw:start-shape="id10" draw:start-glue-point="2" draw:end-shape="id11" draw:end-glue-point="1" svg:d="M14500 24700v1350h-3900" svg:viewBox="0 0 3901 1351">
          <text:p/>
        </draw:connector>
        <draw:connector draw:style-name="gr8" draw:text-style-name="P6" draw:layer="layout" draw:line-skew="0cm 7.775cm" svg:x1="8.85cm" svg:y1="26.8cm" svg:x2="10.6cm" svg:y2="8.25cm" draw:start-shape="id11" draw:start-glue-point="2" draw:end-shape="id3" draw:end-glue-point="1" svg:d="M8850 26800v525h10050v-19075h-8300" svg:viewBox="0 0 10051 190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9M50S</meta:editing-duration>
    <meta:editing-cycles>8</meta:editing-cycles>
    <meta:generator>LibreOffice/4.4.7.2$Windows_x86 LibreOffice_project/f3153a8b245191196a4b6b9abd1d0da16eead600</meta:generator>
    <dc:date>2016-11-27T15:04:51.005000000</dc:date>
    <meta:document-statistic meta:object-count="33"/>
  </office:meta>
</office:document-meta>
</file>